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7a2b7" officeooo:paragraph-rsid="0017a2b7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" fo:font-weight="normal" officeooo:paragraph-rsid="00199b82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normal" officeooo:paragraph-rsid="00199b82" style:font-weight-asian="normal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T1" style:family="text">
      <style:text-properties officeooo:rsid="00199b82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cm" fo:text-indent="-0.635cm" fo:margin-left="2.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835cm" fo:text-indent="-0.635cm" fo:margin-left="2.8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47cm" fo:text-indent="-0.635cm" fo:margin-left="3.4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05cm" fo:text-indent="-0.635cm" fo:margin-left="4.1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74cm" fo:text-indent="-0.635cm" fo:margin-left="4.7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375cm" fo:text-indent="-0.635cm" fo:margin-left="5.3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01cm" fo:text-indent="-0.635cm" fo:margin-left="6.0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645cm" fo:text-indent="-0.635cm" fo:margin-left="6.6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28cm" fo:text-indent="-0.635cm" fo:margin-left="7.2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915cm" fo:text-indent="-0.635cm" fo:margin-left="7.91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mazon Web Services (AWS)</text:h>
      <text:p text:style-name="P2"/>
      <text:p text:style-name="P2"><text:span text:style-name="T3"><text:tab/>Advantages:</text:span></text:p>
      <text:p text:style-name="P2"><text:span text:style-name="T3"/></text:p>
      <text:list xml:id="list1369395095" text:style-name="L1">
        <text:list-item>
          <text:p text:style-name="P3">Wide range of services and features</text:p>
        </text:list-item>
        <text:list-item>
          <text:p text:style-name="P3">Large network of data centres</text:p>
        </text:list-item>
        <text:list-item>
          <text:p text:style-name="P3">Excelente support and documentation</text:p>
        </text:list-item>
      </text:list>
      <text:p text:style-name="P5"/>
      <text:p text:style-name="P5"><text:span text:style-name="T3"><text:tab/>Disadvantages:</text:span></text:p>
      <text:p text:style-name="P2"><text:span text:style-name="T3"/></text:p>
      <text:list xml:id="list150059128382650" text:continue-numbering="true" text:style-name="L1">
        <text:list-item>
          <text:p text:style-name="P3">Can be expensive for small businesses</text:p>
        </text:list-item>
        <text:list-item>
          <text:p text:style-name="P3">Learning curve can be steep</text:p>
        </text:list-item>
      </text:list>
      <text:p text:style-name="P2"/>
      <text:h text:style-name="Heading_20_1" text:outline-level="1">Microsoft Azure</text:h>
      <text:p text:style-name="P2"/>
      <text:p text:style-name="P2"><text:span text:style-name="T3"><text:tab/>Advantages:</text:span></text:p>
      <text:p text:style-name="P2"><text:span text:style-name="T3"/></text:p>
      <text:list xml:id="list150058737514285" text:continue-numbering="true" text:style-name="L1">
        <text:list-item>
          <text:p text:style-name="P3">Native integration with Microsoft applications and services.</text:p>
        </text:list-item>
        <text:list-item>
          <text:p text:style-name="P3">Support for a wide range of operating systems and applications</text:p>
        </text:list-item>
        <text:list-item>
          <text:p text:style-name="P3">Competitive pricing</text:p>
        </text:list-item>
      </text:list>
      <text:p text:style-name="P5"/>
      <text:p text:style-name="P5"><text:span text:style-name="T3"><text:tab/>Disadvantages:</text:span></text:p>
      <text:p text:style-name="P5"><text:span text:style-name="T3"/></text:p>
      <text:list xml:id="list150058823607174" text:continue-numbering="true" text:style-name="L1">
        <text:list-item>
          <text:p text:style-name="P3">Data centre network may be smaller than that of AWS</text:p>
        </text:list-item>
        <text:list-item>
          <text:p text:style-name="P3">Documentation may not be as comprehensive as AWS</text:p>
        </text:list-item>
      </text:list>
      <text:h text:style-name="Heading_20_1" text:outline-level="1">Google Cloud Platform (GCP)</text:h>
      <text:p text:style-name="P2"/>
      <text:p text:style-name="P2"><text:span text:style-name="T3"><text:tab/>Advantages:</text:span></text:p>
      <text:p text:style-name="P2"><text:span text:style-name="T3"/></text:p>
      <text:list xml:id="list150058557517544" text:continue-numbering="true" text:style-name="L1">
        <text:list-item>
          <text:p text:style-name="P3">Leading technology innovations</text:p>
        </text:list-item>
        <text:list-item>
          <text:p text:style-name="P3">Competitive pricing</text:p>
        </text:list-item>
        <text:list-item>
          <text:p text:style-name="P3">Support for a wide r<text:span text:style-name="T5">ange of operating systems and applications</text:span></text:p>
          <text:p text:style-name="P3"><text:span text:style-name="T5"/></text:p>
        </text:list-item>
      </text:list>
      <text:p text:style-name="P7"><text:tab/>Disadvantages:</text:p>
      <text:p text:style-name="P7"/>
      <text:list xml:id="list150059070513666" text:continue-numbering="true" text:style-name="L1">
        <text:list-item>
          <text:p text:style-name="P3">Data centre network may be smaller than that of AWS and Azure</text:p>
        </text:list-item>
        <text:list-item>
          <text:p text:style-name="P4">Documentation may not be as comprehensive as AWS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Heading_20_1" text:outline-level="1">Summary</text:h>
      <text:p text:style-name="P2"/>
      <text:p text:style-name="P2">Overall, AWS is the most comprehensive and versatile cloud virtual machine provider. It offers a wide range of services and features, as well as a large network of data centres. However, it can also be the most expensive for small businesses.</text:p>
      <text:p text:style-name="P2"/>
      <text:p text:style-name="P2">Azure is a good choice for businesses looking for a cloud solution that integrates with Microsoft applications and services. It is also a good option for businesses looking for competitive pricing.</text:p>
      <text:p text:style-name="P2"/>
      <text:p text:style-name="P2">GCP is a good choice for companies looking for a cloud virtual machine provider that offers leading technology innovations. It is also a good choice for companies looking for competitive pricing.</text:p>
      <text:p text:style-name="P2"/>
      <text:h text:style-name="Heading_20_1" text:outline-level="1">Factors to consider when choosing a cloud VM provider</text:h>
      <text:p text:style-name="P2"/>
      <text:p text:style-name="P2">When choosing a cloud virtual machine provider, it is important to consider the following factors:</text:p>
      <text:p text:style-name="P2"/>
      <text:list xml:id="list3038062423" text:style-name="L2">
        <text:list-item>
          <text:p text:style-name="P6"><text:span text:style-name="T3">The services and features you need:</text:span> what type of applications and services will you run on your virtual machines?</text:p>
        </text:list-item>
        <text:list-item>
          <text:p text:style-name="P6"><text:span text:style-name="T3">The size and location of your business:</text:span> How much space and processing power will you need? Where are your users and customers located?</text:p>
        </text:list-item>
        <text:list-item>
          <text:p text:style-name="P6"><text:span text:style-name="T3">Your budget: </text:span>How much are you willing to spend on virtual machines?</text:p>
        </text:list-item>
        <text:list-item>
          <text:p text:style-name="P6"><text:span text:style-name="T3">Your experience with the cloud: </text:span>Are you experienced with the cloud or new to it?</text:p>
        </text:list-item>
      </text:list>
      <text:h text:style-name="Heading_20_1" text:outline-level="1">Conclusion</text:h>
      <text:p text:style-name="P2"/>
      <text:p text:style-name="P8"><text:span text:style-name="T2">There are many factors to consider when choosing a cloud virtual machine provider. The best way to make a decision is to compare the offerings of several providers and choose the one that best suits your need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a2b7" officeooo:paragraph-rsid="0017a2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áquinas virtuales en la nube<text:tab/><text:tab/>Daniel Carrasco Varga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4:35:00.971709823</meta:creation-date>
    <dc:date>2023-09-26T15:00:56.971114356</dc:date>
    <meta:editing-duration>PT1M14S</meta:editing-duration>
    <meta:editing-cycles>1</meta:editing-cycles>
    <meta:document-statistic meta:table-count="0" meta:image-count="0" meta:object-count="0" meta:page-count="2" meta:paragraph-count="38" meta:word-count="377" meta:character-count="2250" meta:non-whitespace-character-count="1923"/>
    <meta:generator>LibreOffice/7.3.7.2$Linux_X86_64 LibreOffice_project/30$Build-2</meta:generator>
  </office:meta>
</office:document-meta>
</file>